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==============================================</text:span></text:p>
      <text:p text:style-name="P1"><text:span text:style-name="T1"><text:tab/><text:tab/><text:tab/><text:tab/>2. for loop <text:s/>or <text:s text:c="2"/>for ...else <text:s/>loop</text:span></text:p>
      <text:p text:style-name="P1"><text:span text:style-name="T1"><text:tab/><text:tab/><text:tab/>==============================================</text:span></text:p>
      <text:p text:style-name="P1"><text:span text:style-name="T1">Syntax1:-</text:span></text:p>
      <text:p text:style-name="P1"><text:span text:style-name="T1">-----------</text:span></text:p>
      <text:p text:style-name="P1"><text:span text:style-name="T1"><text:tab/><text:tab/><text:tab/>for varname <text:s/>in <text:s/>Iterable_object:</text:span></text:p>
      <text:p text:style-name="P1"><text:span text:style-name="T1"><text:tab/><text:tab/><text:tab/><text:tab/>----------------------------------------</text:span></text:p>
      <text:p text:style-name="P1"><text:span text:style-name="T1"><text:tab/><text:tab/><text:tab/><text:tab/>Indentation block of stmts</text:span></text:p>
      <text:p text:style-name="P1"><text:span text:style-name="T1"><text:tab/><text:tab/><text:tab/><text:tab/>----------------------------------------</text:span></text:p>
      <text:p text:style-name="P1"><text:span text:style-name="T1"><text:tab/><text:tab/><text:tab/>---------------------------------------------------</text:span></text:p>
      <text:p text:style-name="P1"><text:span text:style-name="T1"><text:tab/><text:tab/><text:tab/>Other statements in Program</text:span></text:p>
      <text:p text:style-name="P1"><text:span text:style-name="T1"><text:tab/><text:tab/><text:tab/>---------------------------------------------------</text:span></text:p>
      <text:p text:style-name="P1"><text:span text:style-name="T1"><text:tab/><text:tab/></text:span></text:p>
      <text:p text:style-name="P1"><text:span text:style-name="T1">---------------</text:span></text:p>
      <text:p text:style-name="P1"><text:span text:style-name="T1">Syntax2:</text:span></text:p>
      <text:p text:style-name="P1"><text:span text:style-name="T1">---------------</text:span></text:p>
      <text:p text:style-name="P1"><text:span text:style-name="T1"><text:tab/><text:tab/><text:tab/>for <text:s text:c="2"/>varname <text:s text:c="2"/>in Iterable_object:</text:span></text:p>
      <text:p text:style-name="P1"><text:span text:style-name="T1"><text:tab/><text:tab/><text:tab/><text:tab/>----------------------------------------</text:span></text:p>
      <text:p text:style-name="P1"><text:span text:style-name="T1"><text:tab/><text:tab/><text:tab/><text:tab/>Indentation block of stmts</text:span></text:p>
      <text:p text:style-name="P1"><text:span text:style-name="T1"><text:tab/><text:tab/><text:tab/><text:tab/>----------------------------------------</text:span></text:p>
      <text:p text:style-name="P1"><text:span text:style-name="T1"><text:tab/><text:tab/><text:tab/>else:</text:span></text:p>
      <text:p text:style-name="P1"><text:span text:style-name="T1"><text:tab/><text:tab/><text:tab/><text:tab/>----------------------------------------</text:span></text:p>
      <text:p text:style-name="P1"><text:span text:style-name="T1"><text:tab/><text:tab/><text:tab/><text:tab/>else block of statements</text:span></text:p>
      <text:p text:style-name="P1"><text:span text:style-name="T1"><text:tab/><text:tab/><text:tab/><text:tab/>----------------------------------------</text:span></text:p>
      <text:p text:style-name="P1"><text:span text:style-name="T1"><text:tab/><text:tab/><text:tab/>---------------------------------------------------</text:span></text:p>
      <text:p text:style-name="P1"><text:soft-page-break/><text:span text:style-name="T1"><text:tab/><text:tab/><text:tab/>Other statements in Program</text:span></text:p>
      <text:p text:style-name="P1"><text:span text:style-name="T1"><text:tab/><text:tab/><text:tab/>---------------------------------------------------</text:span></text:p>
      <text:p text:style-name="P2"/>
      <text:p text:style-name="P1"><text:span text:style-name="T1">Explanation:</text:span></text:p>
      <text:p text:style-name="P1"><text:span text:style-name="T1">-----------------------</text:span></text:p>
      <text:p text:style-name="P1"><text:span text:style-name="T1">=&gt;Here 'for' , "in" and 'else' are keywords</text:span></text:p>
      <text:p text:style-name="P1"><text:span text:style-name="T1">=&gt;Here Iterable_object can be Sequence(bytes,bytearray,range,str), </text:span></text:p>
      <text:p text:style-name="P1"><text:span text:style-name="T1"><text:s text:c="4"/>list(list,tuple),set(set,frozenset) and dict.</text:span></text:p>
      <text:p text:style-name="P1"><text:span text:style-name="T1">=&gt;The execution process of for loop is that " Each of Element of Iterable_object selected , placed in varname and executes Indentation block of statements".This Process will be repeated until all elements of Iterable_object completed.</text:span></text:p>
      <text:p text:style-name="P1"><text:span text:style-name="T1">=&gt;After execution of Indentation block of statements of for loop , PVM executes else block of statements which are written under else block and later PVM executes Other statements in Program.</text:span></text:p>
      <text:p text:style-name="P1"><text:span text:style-name="T1">=&gt;Writing else block is optional.</text:span></text:p>
      <text:p text:style-name="P1"><text:span text:style-name="T1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142" meta:character-count="1563" meta:non-whitespace-character-count="1361"/>
    <meta:generator>LibreOfficeDev/6.0.5.2$Linux_X86_64 LibreOffice_project/</meta:generator>
  </office:meta>
</office:document-meta>
</file>